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58000001F8151817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9999fb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fo:font-style="italic" fo:text-shadow="1pt 1pt" style:font-size-asian="26pt" style:font-style-asian="italic" style:font-size-complex="26pt" style:font-style-complex="italic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6pt" fo:font-style="italic" fo:text-shadow="1pt 1pt" style:font-size-asian="26pt" style:font-style-asian="italic" style:font-size-complex="26pt" style:font-style-complex="italic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453cm" svg:x="1cm" svg:y="5.743cm">
          <draw:image xlink:href="Pictures/1000000000000258000001F8151817C3.png" xlink:type="simple" xlink:show="embed" xlink:actuate="onLoad">
            <text:p/>
          </draw:image>
        </draw:frame>
        <draw:rect draw:style-name="gr2" draw:text-style-name="P1" draw:layer="layout" svg:width="1.916cm" svg:height="2.124cm" svg:x="10.514cm" svg:y="20.466cm">
          <text:p/>
        </draw:rect>
        <draw:frame draw:style-name="gr3" draw:text-style-name="P2" draw:layer="layout" svg:width="1.014cm" svg:height="1.276cm" svg:x="10.73cm" svg:y="20.595cm">
          <draw:text-box>
            <text:p><text:span text:style-name="T1">L</text:span></text:p>
          </draw:text-box>
        </draw:frame>
        <draw:rect draw:style-name="gr4" draw:text-style-name="P1" draw:layer="layout" svg:width="2.243cm" svg:height="1.072cm" svg:x="9.472cm" svg:y="16.24cm">
          <text:p/>
        </draw:rect>
        <draw:frame draw:style-name="gr3" draw:text-style-name="P3" draw:layer="layout" svg:width="3.91cm" svg:height="1.352cm" svg:x="8.284cm" svg:y="5.186cm">
          <draw:text-box>
            <text:p text:style-name="P3"><text:span text:style-name="T2">Cuvet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01T11:11:59</dc:date>
    <dc:creator>Jussi Eloranta</dc:creator>
    <meta:generator>OpenOffice.org/3.0$Unix OpenOffice.org_project/300m15$Build-9379</meta:generator>
    <meta:editing-duration>PT00H04M18S</meta:editing-duration>
    <meta:editing-cycles>4</meta:editing-cycles>
    <meta:document-statistic meta:object-count="5"/>
    <meta:user-defined meta:name="Info 1"/>
    <meta:user-defined meta:name="Info 2"/>
    <meta:user-defined meta:name="Info 3"/>
    <meta:user-defined meta:name="Info 4"/>
  </office:meta>
</office:document-meta>
</file>